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5ab7" officeooo:paragraph-rsid="001a5a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d95d" officeooo:paragraph-rsid="001ad95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e58f" officeooo:paragraph-rsid="001ee58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abc7" officeooo:paragraph-rsid="0020abc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0ee3" officeooo:paragraph-rsid="00210ee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20e24" officeooo:paragraph-rsid="00220e2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3dcf4" officeooo:paragraph-rsid="0023dcf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1b17" officeooo:paragraph-rsid="00241b1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1a5ab7" officeooo:paragraph-rsid="001a5ab7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officeooo:rsid="001a5ab7" officeooo:paragraph-rsid="001a5ab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italic" fo:font-weight="normal" officeooo:rsid="00241b17" officeooo:paragraph-rsid="00241b17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italic" fo:font-weight="normal" officeooo:rsid="0023811c" officeooo:paragraph-rsid="0023811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10ee3"/>
    </style:style>
    <style:style style:name="T2" style:family="text">
      <style:text-properties officeooo:rsid="00214f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1b17"/>
    </style:style>
    <style:style style:name="T5" style:family="text">
      <style:text-properties officeooo:rsid="00243dc7"/>
    </style:style>
    <style:style style:name="T6" style:family="text">
      <style:text-properties officeooo:rsid="00263df4"/>
    </style:style>
    <style:style style:name="T7" style:family="text">
      <style:text-properties officeooo:rsid="0029270b"/>
    </style:style>
    <style:style style:name="T8" style:family="text">
      <style:text-properties officeooo:rsid="002abc9c"/>
    </style:style>
    <style:style style:name="T9" style:family="text">
      <style:text-properties officeooo:rsid="002ca061"/>
    </style:style>
    <style:style style:name="T10" style:family="text">
      <style:text-properties officeooo:rsid="002de161"/>
    </style:style>
    <style:style style:name="T11" style:family="text">
      <style:text-properties officeooo:rsid="002e9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to Programmazione di Reti</text:p>
      <text:p text:style-name="P2"/>
      <text:p text:style-name="P2"/>
      <text:p text:style-name="P11">Daniele Muffato</text:p>
      <text:p text:style-name="P11">daniele.muffato@studio.unibo.it</text:p>
      <text:p text:style-name="P11">Anno accademico: 2023/2024</text:p>
      <text:p text:style-name="P11"/>
      <text:p text:style-name="P2"/>
      <text:p text:style-name="P8"><text:span text:style-name="T3">Funzionamento del programma</text:span>:</text:p>
      <text:p text:style-name="P3"/>
      <text:p text:style-name="P3">Il codice sviluppato consiste di tre file python: ‘main.py’, ‘ping.py’, ‘utilities.py’.</text:p>
      <text:p text:style-name="P4"/>
      <text:p text:style-name="P4">Il file ‘main.py’ è l’entry point del programma, e si occupa di leggere gli indirizzi IP passati in input, e per ogni indirizzo IP controlla sequenzialmente lo stato, usando la funzione ‘check_status’ definita nel file ‘ping.py’.</text:p>
      <text:p text:style-name="P4"/>
      <text:p text:style-name="P5">Nel file ‘ping.py’ è presente solo la funzione ‘check_status’, che inizializza un pacchetto ICMP, lo invia tramite una socket all’indirizzo IP specificato, <text:span text:style-name="T1">legge la risposta da cui estrai i parametri ‘type’, ‘code’, ‘identifier’, ‘sequence number’ che vengono utilizzati per controllare se la risposta è valida.</text:span></text:p>
      <text:p text:style-name="P6">I primi due parametri sono utilizzati per sapere il tipo del pacchetto ICMP, per cui <text:span text:style-name="T2">viene </text:span>controll<text:span text:style-name="T2">ato</text:span> se sono entrambi zero (che significa che il pacchetto rappresenta una risposta alla richiesta di ping), mentre gli altri due parametri sono utilizzati per <text:span text:style-name="T2">controllare a quale ping la risposta si riferisce, e quindi viene controllato se coincidono con quelli </text:span><text:span text:style-name="T6">del pacchetto appena </text:span><text:span text:style-name="T2">invat</text:span><text:span text:style-name="T6">o</text:span><text:span text:style-name="T2">.</text:span></text:p>
      <text:p text:style-name="P7"/>
      <text:p text:style-name="P7">Il file ‘utilities.py’ contiene solo tre funzioni: ‘randbyte’, <text:span text:style-name="T9">che </text:span><text:s/>genera un numero <text:span text:style-name="T9">casuale tra 0 e 255</text:span>, ‘checksum’ che permette di calcolare l’internet checksum su una sequenza di byte, e la funzione ‘add_carry’ per le eseguire le somme <text:span text:style-name="T9">(usata dalla funzione ‘checksum’)</text:span>.</text:p>
      <text:p text:style-name="P3"/>
      <text:p text:style-name="P3"/>
      <text:p text:style-name="P3"><text:span text:style-name="T3">Moduli utilizzati dal codice</text:span> (necessari per l’esecuzione):</text:p>
      <text:p text:style-name="P3">- ‘sys’</text:p>
      <text:p text:style-name="P3">- ‘random’</text:p>
      <text:p text:style-name="P3">- ‘socket’</text:p>
      <text:p text:style-name="P13">Nota: tutti i moduli sono parte della libreria standard di python!</text:p>
      <text:p text:style-name="P10"/>
      <text:p text:style-name="P2"/>
      <text:p text:style-name="P8"><text:span text:style-name="T3">Come eseguire il codice</text:span>:</text:p>
      <text:p text:style-name="P8">Eseguire il file main.py da linea di commando, passando come argomenti gli indirizzi IP di cui si vuole controllare lo stato.</text:p>
      <text:p text:style-name="P9">Se vogliamo controllare lo stato per gli indirizzi 10.201.107.133 e 8.8.8.8, e <text:span text:style-name="T11">ci troviamo nella cartella</text:span> che contiene il file ‘main.py’, dovremo scrivere:</text:p>
      <text:p text:style-name="P8">- <text:span text:style-name="T8">su</text:span> <text:span text:style-name="T4">Windows : ‘python.exe .\main.py 10.201.107.133 8.8.8.8’</text:span></text:p>
      <text:p text:style-name="P8">- <text:span text:style-name="T8">su</text:span><text:span text:style-name="T4"> Linux: ‘sudo python3 ./main.py 10.201.107.133 8.8.8.8’</text:span></text:p>
      <text:p text:style-name="P12">Nota: in linux python richiede i privilegi di root per poter creare <text:span text:style-name="T10">una </text:span>socket IP. Si consiglia l’esecuzione in una macchina virtuale!</text:p>
      <text:p text:style-name="P8"/>
      <text:p text:style-name="P8"/>
      <text:p text:style-name="P9"><text:span text:style-name="T3">Note aggiuntive</text:span>:</text:p>
      <text:p text:style-name="P9">- le richieste di ping senza risposta, richiedono di aspettare un timeout di 5 secondi. Per cambiare tale timeout <text:span text:style-name="T5">si può cambiare il valore della variab</text:span><text:span text:style-name="T7">i</text:span><text:span text:style-name="T5">le ‘TIMEOUT’ nel file ‘ping.py’ a riga 24.</text:span></text:p>
      <text:p text:style-name="P9">- <text:span text:style-name="T8">su linux, </text:span><text:span text:style-name="T5">localhost o 127.0.0.1 viene considerato offline dal codice. Questo perché il codice legge la richiesta di ping inviata come se fosse la risposta effetti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51:12.488580266</meta:creation-date>
    <dc:date>2024-05-09T11:14:39.177201719</dc:date>
    <meta:editing-duration>PT1H21M52S</meta:editing-duration>
    <meta:editing-cycles>23</meta:editing-cycles>
    <meta:generator>LibreOffice/24.2.3.2$Linux_X86_64 LibreOffice_project/420$Build-2</meta:generator>
    <meta:document-statistic meta:table-count="0" meta:image-count="0" meta:object-count="0" meta:page-count="1" meta:paragraph-count="24" meta:word-count="380" meta:character-count="2507" meta:non-whitespace-character-count="2150"/>
  </office:meta>
</office:document-meta>
</file>